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2a1333"/>
    </style:style>
    <style:style style:name="P4" style:family="paragraph" style:parent-style-name="Standard">
      <style:text-properties officeooo:rsid="0016ac4c" officeooo:paragraph-rsid="00429d27"/>
    </style:style>
    <style:style style:name="P5" style:family="paragraph" style:parent-style-name="Standard">
      <style:text-properties officeooo:rsid="0016ac4c" officeooo:paragraph-rsid="005505e7"/>
    </style:style>
    <style:style style:name="P6" style:family="paragraph" style:parent-style-name="Standard">
      <style:text-properties officeooo:rsid="0017605f" officeooo:paragraph-rsid="0017605f"/>
    </style:style>
    <style:style style:name="P7" style:family="paragraph" style:parent-style-name="Standard">
      <style:text-properties officeooo:rsid="0017605f" officeooo:paragraph-rsid="0016ac4c"/>
    </style:style>
    <style:style style:name="P8" style:family="paragraph" style:parent-style-name="Standard">
      <style:text-properties fo:font-weight="bold" officeooo:rsid="0017605f" officeooo:paragraph-rsid="0017b8da" style:font-weight-asian="bold" style:font-weight-complex="bold"/>
    </style:style>
    <style:style style:name="P9" style:family="paragraph" style:parent-style-name="Standard">
      <style:text-properties fo:font-weight="bold" officeooo:rsid="0017605f" officeooo:paragraph-rsid="00176de4" style:font-weight-asian="bold" style:font-weight-complex="bold"/>
    </style:style>
    <style:style style:name="P10" style:family="paragraph" style:parent-style-name="Standard">
      <style:text-properties fo:font-weight="bold" officeooo:rsid="0017b8da" officeooo:paragraph-rsid="0017b8da" style:font-weight-asian="bold" style:font-weight-complex="bold"/>
    </style:style>
    <style:style style:name="P11" style:family="paragraph" style:parent-style-name="Standard">
      <style:text-properties fo:font-weight="bold" officeooo:rsid="004671f2" officeooo:paragraph-rsid="004671f2" style:font-weight-asian="bold" style:font-weight-complex="bold"/>
    </style:style>
    <style:style style:name="P12" style:family="paragraph" style:parent-style-name="Standard">
      <style:text-properties fo:font-weight="bold" officeooo:rsid="005505e7" officeooo:paragraph-rsid="005505e7" style:font-weight-asian="bold" style:font-weight-complex="bold"/>
    </style:style>
    <style:style style:name="P13" style:family="paragraph" style:parent-style-name="Standard">
      <style:text-properties fo:font-weight="bold" officeooo:rsid="0057e346" officeooo:paragraph-rsid="0057e346" style:font-weight-asian="bold" style:font-weight-complex="bold"/>
    </style:style>
    <style:style style:name="P14" style:family="paragraph" style:parent-style-name="Standard">
      <style:text-properties fo:font-weight="bold" officeooo:rsid="008cb067" officeooo:paragraph-rsid="008cb067" style:font-weight-asian="bold" style:font-weight-complex="bold"/>
    </style:style>
    <style:style style:name="P15" style:family="paragraph" style:parent-style-name="Standard">
      <style:text-properties fo:font-weight="bold" officeooo:rsid="003bf63b" officeooo:paragraph-rsid="003bf63b" style:font-weight-asian="bold" style:font-weight-complex="bold"/>
    </style:style>
    <style:style style:name="P16" style:family="paragraph" style:parent-style-name="Standard">
      <style:text-properties officeooo:rsid="002a1333" officeooo:paragraph-rsid="002a1333"/>
    </style:style>
    <style:style style:name="P17" style:family="paragraph" style:parent-style-name="Standard">
      <style:text-properties officeooo:rsid="002ce01b" officeooo:paragraph-rsid="002ce01b"/>
    </style:style>
    <style:style style:name="P18" style:family="paragraph" style:parent-style-name="Standard">
      <style:text-properties officeooo:rsid="002ce01b" officeooo:paragraph-rsid="0035a245"/>
    </style:style>
    <style:style style:name="P19" style:family="paragraph" style:parent-style-name="Standard">
      <style:text-properties officeooo:rsid="00308dbe" officeooo:paragraph-rsid="0016ac4c"/>
    </style:style>
    <style:style style:name="P20" style:family="paragraph" style:parent-style-name="Standard">
      <style:text-properties officeooo:rsid="00308dbe" officeooo:paragraph-rsid="00308dbe"/>
    </style:style>
    <style:style style:name="P21" style:family="paragraph" style:parent-style-name="Standard">
      <style:text-properties officeooo:rsid="00308dbe" officeooo:paragraph-rsid="0033bba0"/>
    </style:style>
    <style:style style:name="P22" style:family="paragraph" style:parent-style-name="Standard">
      <style:text-properties officeooo:rsid="003bf63b" officeooo:paragraph-rsid="003bf63b"/>
    </style:style>
    <style:style style:name="P23" style:family="paragraph" style:parent-style-name="Standard">
      <style:text-properties officeooo:rsid="003bf63b" officeooo:paragraph-rsid="00a4f112"/>
    </style:style>
    <style:style style:name="P24" style:family="paragraph" style:parent-style-name="Standard">
      <style:text-properties officeooo:rsid="003bf63b" officeooo:paragraph-rsid="010ece32"/>
    </style:style>
    <style:style style:name="P25" style:family="paragraph" style:parent-style-name="Standard">
      <style:text-properties officeooo:rsid="005505e7" officeooo:paragraph-rsid="005505e7"/>
    </style:style>
    <style:style style:name="P26" style:family="paragraph" style:parent-style-name="Standard">
      <style:text-properties officeooo:rsid="005505e7" officeooo:paragraph-rsid="006b8301"/>
    </style:style>
    <style:style style:name="P27" style:family="paragraph" style:parent-style-name="Standard">
      <style:text-properties officeooo:rsid="005505e7" officeooo:paragraph-rsid="00f3d033"/>
    </style:style>
    <style:style style:name="P28" style:family="paragraph" style:parent-style-name="Standard">
      <style:text-properties officeooo:rsid="0057e346" officeooo:paragraph-rsid="00605134"/>
    </style:style>
    <style:style style:name="P29" style:family="paragraph" style:parent-style-name="Standard">
      <style:text-properties officeooo:rsid="0057e346" officeooo:paragraph-rsid="0057e346"/>
    </style:style>
    <style:style style:name="P30" style:family="paragraph" style:parent-style-name="Standard">
      <style:text-properties officeooo:rsid="0057e346" officeooo:paragraph-rsid="00e0951a"/>
    </style:style>
    <style:style style:name="P31" style:family="paragraph" style:parent-style-name="Standard">
      <style:text-properties officeooo:rsid="0060517c" officeooo:paragraph-rsid="0060517c"/>
    </style:style>
    <style:style style:name="P32" style:family="paragraph" style:parent-style-name="Standard">
      <style:text-properties officeooo:rsid="0073ba34" officeooo:paragraph-rsid="0073ba34"/>
    </style:style>
    <style:style style:name="P33" style:family="paragraph" style:parent-style-name="Standard">
      <style:text-properties officeooo:rsid="00794509" officeooo:paragraph-rsid="007bdfdd"/>
    </style:style>
    <style:style style:name="P34" style:family="paragraph" style:parent-style-name="Standard">
      <style:text-properties officeooo:rsid="00794509" officeooo:paragraph-rsid="00e20725"/>
    </style:style>
    <style:style style:name="P35" style:family="paragraph" style:parent-style-name="Standard">
      <style:text-properties officeooo:rsid="00794509" officeooo:paragraph-rsid="0057e346"/>
    </style:style>
    <style:style style:name="P36" style:family="paragraph" style:parent-style-name="Standard">
      <style:text-properties officeooo:rsid="007cf294" officeooo:paragraph-rsid="007cf294"/>
    </style:style>
    <style:style style:name="P37" style:family="paragraph" style:parent-style-name="Standard">
      <style:text-properties officeooo:rsid="00803337" officeooo:paragraph-rsid="00803337"/>
    </style:style>
    <style:style style:name="P38" style:family="paragraph" style:parent-style-name="Standard">
      <style:text-properties officeooo:rsid="0081d8df" officeooo:paragraph-rsid="0081d8df"/>
    </style:style>
    <style:style style:name="P39" style:family="paragraph" style:parent-style-name="Standard">
      <style:text-properties officeooo:rsid="00469d75" officeooo:paragraph-rsid="004671f2"/>
    </style:style>
    <style:style style:name="P40" style:family="paragraph" style:parent-style-name="Standard">
      <style:text-properties officeooo:rsid="00d96fbf" officeooo:paragraph-rsid="00d96fbf"/>
    </style:style>
    <style:style style:name="P41" style:family="paragraph" style:parent-style-name="Standard">
      <style:text-properties officeooo:paragraph-rsid="005994a6"/>
    </style:style>
    <style:style style:name="P42" style:family="paragraph" style:parent-style-name="Standard">
      <style:text-properties officeooo:rsid="01133843" officeooo:paragraph-rsid="01133843"/>
    </style:style>
    <style:style style:name="T1" style:family="text">
      <style:text-properties fo:font-weight="bold" style:font-weight-asian="bold" style:font-weight-complex="bold"/>
    </style:style>
    <style:style style:name="T2" style:family="text">
      <style:text-properties fo:font-weight="bold" officeooo:rsid="005994a6" style:font-weight-asian="bold" style:font-weight-complex="bold"/>
    </style:style>
    <style:style style:name="T3" style:family="text">
      <style:text-properties fo:font-weight="bold" officeooo:rsid="0057e346" style:font-weight-asian="bold" style:font-weight-complex="bold"/>
    </style:style>
    <style:style style:name="T4" style:family="text">
      <style:text-properties officeooo:rsid="002a1333"/>
    </style:style>
    <style:style style:name="T5" style:family="text">
      <style:text-properties officeooo:rsid="002ad0b8"/>
    </style:style>
    <style:style style:name="T6" style:family="text">
      <style:text-properties officeooo:rsid="002e0b67"/>
    </style:style>
    <style:style style:name="T7" style:family="text">
      <style:text-properties officeooo:rsid="00308dbe"/>
    </style:style>
    <style:style style:name="T8" style:family="text">
      <style:text-properties officeooo:rsid="00319892"/>
    </style:style>
    <style:style style:name="T9" style:family="text">
      <style:text-properties officeooo:rsid="00325b5d"/>
    </style:style>
    <style:style style:name="T10" style:family="text">
      <style:text-properties officeooo:rsid="0033bba0"/>
    </style:style>
    <style:style style:name="T11" style:family="text">
      <style:text-properties officeooo:rsid="004465c8"/>
    </style:style>
    <style:style style:name="T12" style:family="text">
      <style:text-properties officeooo:rsid="004f87f2"/>
    </style:style>
    <style:style style:name="T13" style:family="text">
      <style:text-properties officeooo:rsid="0057e346"/>
    </style:style>
    <style:style style:name="T14" style:family="text">
      <style:text-properties officeooo:rsid="00605134"/>
    </style:style>
    <style:style style:name="T15" style:family="text">
      <style:text-properties officeooo:rsid="00635c1c"/>
    </style:style>
    <style:style style:name="T16" style:family="text">
      <style:text-properties officeooo:rsid="0068d3ea"/>
    </style:style>
    <style:style style:name="T17" style:family="text">
      <style:text-properties officeooo:rsid="006d315d"/>
    </style:style>
    <style:style style:name="T18" style:family="text">
      <style:text-properties officeooo:rsid="0070c2e2"/>
    </style:style>
    <style:style style:name="T19" style:family="text">
      <style:text-properties officeooo:rsid="0072311b"/>
    </style:style>
    <style:style style:name="T20" style:family="text">
      <style:text-properties officeooo:rsid="0075a8ee"/>
    </style:style>
    <style:style style:name="T21" style:family="text">
      <style:text-properties officeooo:rsid="007af49b"/>
    </style:style>
    <style:style style:name="T22" style:family="text">
      <style:text-properties officeooo:rsid="007e926e"/>
    </style:style>
    <style:style style:name="T23" style:family="text">
      <style:text-properties officeooo:rsid="0087a290"/>
    </style:style>
    <style:style style:name="T24" style:family="text">
      <style:text-properties officeooo:rsid="008b9d21"/>
    </style:style>
    <style:style style:name="T25" style:family="text">
      <style:text-properties officeooo:rsid="0094783b"/>
    </style:style>
    <style:style style:name="T26" style:family="text">
      <style:text-properties officeooo:rsid="00969f89"/>
    </style:style>
    <style:style style:name="T27" style:family="text">
      <style:text-properties officeooo:rsid="009c4110"/>
    </style:style>
    <style:style style:name="T28" style:family="text">
      <style:text-properties officeooo:rsid="009ea55b"/>
    </style:style>
    <style:style style:name="T29" style:family="text">
      <style:text-properties officeooo:rsid="009ea964"/>
    </style:style>
    <style:style style:name="T30" style:family="text">
      <style:text-properties officeooo:rsid="00a3c385"/>
    </style:style>
    <style:style style:name="T31" style:family="text">
      <style:text-properties officeooo:rsid="00a4f112"/>
    </style:style>
    <style:style style:name="T32" style:family="text">
      <style:text-properties officeooo:rsid="00a74d91"/>
    </style:style>
    <style:style style:name="T33" style:family="text">
      <style:text-properties officeooo:rsid="00ae0d66"/>
    </style:style>
    <style:style style:name="T34" style:family="text">
      <style:text-properties officeooo:rsid="00af3708"/>
    </style:style>
    <style:style style:name="T35" style:family="text">
      <style:text-properties officeooo:rsid="00b7fe98"/>
    </style:style>
    <style:style style:name="T36" style:family="text">
      <style:text-properties officeooo:rsid="00ba57a6"/>
    </style:style>
    <style:style style:name="T37" style:family="text">
      <style:text-properties officeooo:rsid="00bdc6fd"/>
    </style:style>
    <style:style style:name="T38" style:family="text">
      <style:text-properties officeooo:rsid="00bef107"/>
    </style:style>
    <style:style style:name="T39" style:family="text">
      <style:text-properties officeooo:rsid="00c3cbdc"/>
    </style:style>
    <style:style style:name="T40" style:family="text">
      <style:text-properties officeooo:rsid="00c648fe"/>
    </style:style>
    <style:style style:name="T41" style:family="text">
      <style:text-properties officeooo:rsid="00cc4a2e"/>
    </style:style>
    <style:style style:name="T42" style:family="text">
      <style:text-properties officeooo:rsid="00d469ce"/>
    </style:style>
    <style:style style:name="T43" style:family="text">
      <style:text-properties officeooo:rsid="00df3bfc"/>
    </style:style>
    <style:style style:name="T44" style:family="text">
      <style:text-properties officeooo:rsid="00e0951a"/>
    </style:style>
    <style:style style:name="T45" style:family="text">
      <style:text-properties officeooo:rsid="00e1ad10"/>
    </style:style>
    <style:style style:name="T46" style:family="text">
      <style:text-properties officeooo:rsid="00e20725"/>
    </style:style>
    <style:style style:name="T47" style:family="text">
      <style:text-properties officeooo:rsid="00ebca54"/>
    </style:style>
    <style:style style:name="T48" style:family="text">
      <style:text-properties officeooo:rsid="00eedd83"/>
    </style:style>
    <style:style style:name="T49" style:family="text">
      <style:text-properties officeooo:rsid="00ef3fd5"/>
    </style:style>
    <style:style style:name="T50" style:family="text">
      <style:text-properties officeooo:rsid="006b8301"/>
    </style:style>
    <style:style style:name="T51" style:family="text">
      <style:text-properties officeooo:rsid="00f3d033"/>
    </style:style>
    <style:style style:name="T52" style:family="text">
      <style:text-properties officeooo:rsid="00f4aea9"/>
    </style:style>
    <style:style style:name="T53" style:family="text">
      <style:text-properties officeooo:rsid="00f4ffd6"/>
    </style:style>
    <style:style style:name="T54" style:family="text">
      <style:text-properties officeooo:rsid="00fad293"/>
    </style:style>
    <style:style style:name="T55" style:family="text">
      <style:text-properties officeooo:rsid="00fee21b"/>
    </style:style>
    <style:style style:name="T56" style:family="text">
      <style:text-properties officeooo:rsid="0100ddc0"/>
    </style:style>
    <style:style style:name="T57" style:family="text">
      <style:text-properties officeooo:rsid="0102b8ed"/>
    </style:style>
    <style:style style:name="T58" style:family="text">
      <style:text-properties officeooo:rsid="0104bbbd"/>
    </style:style>
    <style:style style:name="T59" style:family="text">
      <style:text-properties officeooo:rsid="010ec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42">Alexander Hjelm, Visualization and Graphics at KTH.</text:p>
      <text:p text:style-name="P1"/>
      <text:p text:style-name="P3">This project <text:span text:style-name="T4">has</text:span> <text:span text:style-name="T4">aimed to answer the technically feasibility</text:span> <text:span text:style-name="T38">of</text:span> <text:span text:style-name="T4">reconstructing</text:span> <text:span text:style-name="T4">a real-life </text:span>city <text:span text:style-name="T5">in 3D</text:span> from OpenStreetMap road and building data. <text:span text:style-name="T4">We will specifically focus on how feasible it is to generate pedestrian footpaths from OpenStreetMap data.</text:span></text:p>
      <text:p text:style-name="P19"/>
      <text:p text:style-name="P20">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4">The last decade has seen multiple startups in the area of procedural software for urban architecture, <text:span text:style-name="T39">including </text:span>ArcGIS Pro, CityEngine and Urban Canvas.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8"><text:span text:style-name="T40">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7"/>
      <text:p text:style-name="P17">Whereas in Grand Theft Auto you navigate your avatar through a virtual city that has been premade, <text:span text:style-name="T7">using assets</text:span> by the game’s modelers and <text:span text:style-name="T7">constraints made by the </text:span>designer<text:span text:style-name="T7">s</text:span>. <text:span text:style-name="T6">Characters and cars in the game can plan out their own goals and use the larger city grid and finer details in the geometry to navigate.</text:span></text:p>
      <text:p text:style-name="P1"/>
      <text:p text:style-name="P21">Traditionally, modeling <text:span text:style-name="T8">cities at this scale requires the use of procedural methods <text:s/>These are generative algorithms that r</text:span>ely on the availability of <text:span text:style-name="T10">map data</text:span>, which serves as the initial input to the procedure of model generation and placement. <text:span text:style-name="T10">This can be any</text:span> form of map features, from terrain to road networks and buildings, <text:span text:style-name="T10">and are usually served</text:span> as a list of polygons with points as world coordinates.</text:p>
      <text:p text:style-name="P1"/>
      <text:p text:style-name="P16"><text:span text:style-name="T41">The problem is that</text:span> <text:span text:style-name="T41">software that replicates cities based on OpenStreetMap data is that they </text:span>usually focus on replicating the OpenStreetMap data <text:span text:style-name="T8">1:1.</text:span> <text:span text:style-name="T41">Thus they</text:span> do not account for <text:span text:style-name="T8">errors in precision. Real world maps always have a maximum limit on their accuracy</text:span> due to <text:span text:style-name="T41">inaccuracies in</text:span> measuring techniques. <text:span text:style-name="T9">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6"/>
      <text:p text:style-name="P16"><text:span text:style-name="T10">Why do we want to minimize the positional error? Here is a picture with bad examples from a</text:span> 3D reconstruction of the Stockholm road map, with clearly visible geometric errors. <text:span text:style-name="T9">You can see</text:span> firstly a healthy intersection with main car roads, sidewalks and pedestrian crossings. <text:span text:style-name="T9">Then</text:span> a city segment where roads overlap with existing buildings, <text:span text:style-name="T9">then</text:span> a case where road<text:span text:style-name="T8">s </text:span>overlap with each other, <text:span text:style-name="T9">a</text:span>nd lastly an intersection where the road geometry twists and self-intersects in strange ways. <text:span text:style-name="T9">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42">It turns out that within this context,</text:span> footpaths <text:span text:style-name="T11">have a rather unique character.</text:span> Walkways in parks appear to grow much more organically, and pavements form rough grid systems with organic <text:soft-page-break/>branches that bridge over city blocks. <text:span text:style-name="T11">Since very little research has been made in rendering footpaths in particular, I chose to focus on them specifically.</text:span></text:p>
      <text:p text:style-name="P7"/>
      <text:p text:style-name="P13">Geodata precision study</text:p>
      <text:p text:style-name="P29"/>
      <text:p text:style-name="P40">In order to find out how much leeway there is to correct collisions between features, our first goal is to <text:span text:style-name="T21">obtain an </text:span>estimate<text:span text:style-name="T21"> of the positional accuracy </text:span>of the OpenStreetMap dataset.<text:span text:style-name="T21"> </text:span>W<text:span text:style-name="T21">e will do so by looking at the distance between points of the same building’s representations in OpenStreetMap and a publicly available reference map from Svenska Lantbruksuniversitetet.</text:span></text:p>
      <text:p text:style-name="P35"/>
      <text:p text:style-name="P30"><text:span text:style-name="T44">In the beginning, t</text:span>he <text:span text:style-name="T1">completeness</text:span> of the <text:span text:style-name="T44">OpenStreetMap</text:span> dataset <text:span text:style-name="T45">was calculated. This is </text:span>a measure of how many features are represented in both the <text:span text:style-name="T44">OpenStreetMap</text:span> dataset and the reference dataset, <text:span text:style-name="T45">and</text:span> was calculated as the relative difference in area of all building footprints. <text:span text:style-name="T16">If two buildings were overlapping by more than 30%, they can be assumed to be the same.</text:span></text:p>
      <text:p text:style-name="P33"/>
      <text:p text:style-name="P34"><text:span text:style-name="T46">The same area overlap function was used to</text:span> find a mapping between <text:span text:style-name="T21">buildings</text:span> in OpenStreetMap <text:s/>and the reference dataset. <text:span text:style-name="T21">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3"/>
      <text:p text:style-name="P28"><text:span text:style-name="T43">Once a matching set was found, a</text:span> program took building pairs and extracted matching geometrical points after first <text:span text:style-name="T14">creating simplified versions of</text:span> the polygons <text:span text:style-name="T14">that still retain information about the rough features, </text:span>using the Douglas-Peucker algorithm. The idea behind Douglas-Peucker is to recursively divide a polyline. <text:span text:style-name="T14">I</text:span>t refines the line segments <text:span text:style-name="T14">of a polyline</text:span>, and proceeds to do so until a line segment is found, where every point in between <text:span text:style-name="T14">the endpoints </text:span>have a<text:span text:style-name="T14"> </text:span>distance to the line segment that is smaller than some resolution. <text:span text:style-name="T47">A</text:span>ll nodes in between the <text:span text:style-name="T47">endpoints</text:span> are discarded.</text:p>
      <text:p text:style-name="P28"/>
      <text:p text:style-name="P31"><text:span text:style-name="T15">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1"/>
      <text:p text:style-name="P31"><text:span text:style-name="T49">Finally,</text:span> <text:span text:style-name="T13">the average distance between all matching points was taken as a measure of the positional accuracy.</text:span></text:p>
      <text:p text:style-name="P29"/>
      <text:p text:style-name="P41"><text:span text:style-name="T48">Adiitionaly, the </text:span><text:span text:style-name="T2">s</text:span><text:span text:style-name="T3">hape accuracy</text:span><text:span text:style-name="T13">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6"/>
      <text:p text:style-name="P12">Overlap study</text:p>
      <text:p text:style-name="P25"/>
      <text:p text:style-name="P27">Once the positional error estimate was obtained from the precision study, it was used to assess the integrity of the OSM Stockholm road network <text:span text:style-name="T50">Each road was assigned a standard width depending on its classification in OpenStreetMan, according to the Swedish Transport Administration.</text:span>. Th<text:span text:style-name="T51">en</text:span> <text:span text:style-name="T51">a program located</text:span> critical points where assigning standard widths to the roads would cause collision with other features, and then <text:span text:style-name="T52">counted</text:span> how many of those points could be eliminated by making adjustments within the found margin of error.</text:p>
      <text:p text:style-name="P26"/>
      <text:p text:style-name="P26">After the width assignment, a program calculated how many <text:span text:style-name="T53">features</text:span> that show overlap with any other feature, as well as the total length of the road that is intersecting some other feature. Finally, <text:soft-page-break/>the program calculated how many of these colliding features that can be corrected by making adjustments that are within the positional accuracy of the <text:span text:style-name="T17">OpenStreetMap</text:span> data, as obtained by the geodata precision study.</text:p>
      <text:p text:style-name="P5"/>
      <text:p text:style-name="P11">Notes</text:p>
      <text:p text:style-name="P1"/>
      <text:p text:style-name="P39">For all methods <text:span text:style-name="T54">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2">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8">Results</text:p>
      <text:p text:style-name="P6"/>
      <text:p text:style-name="P32">Positional accuracy study: average positional error of roughly 2 meters, <text:span text:style-name="T20">as expected. This is compliant with previous OpenStreetMap quality studies.</text:span></text:p>
      <text:p text:style-name="P6"/>
      <text:p text:style-name="P6">For the <text:span text:style-name="T55">collision</text:span> study, <text:span text:style-name="T19">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9">for the</text:span> remaining roads, edges and total edges length whose intersections with other features could not be resolved by translatio<text:span text:style-name="T56">n s</text:span>maller than the positional accuracy. For footpaths this was shown to hold for 0.51% of all roads, <text:span text:style-name="T58">and t</text:span>he number of road edges and percentage of the total road length was <text:span text:style-name="T18">significantly small.</text:span></text:p>
      <text:p text:style-name="P6"/>
      <text:p text:style-name="P36">The area cover of the OSM buildings was about 98% of that in the reference set, and about 80% of all the buildings were mapped 1:1. <text:span text:style-name="T22">For further calculations, the 1:0 matches were discarded and the 1:n matches were clustered together, and the minimum bounding suface taken as the new building.</text:span></text:p>
      <text:p text:style-name="P36"/>
      <text:p text:style-name="P37">The positional and <text:span text:style-name="T27">similarity</text:span> accuracies per building were plotted as frequency diagrams, and were fairly consistent to the findings of Fan et al.</text:p>
      <text:p text:style-name="P6"/>
      <text:p text:style-name="P38">By looking through cases of road overlap, I categorized them into 5 classes, but I will only mention them here. In the report you can find a <text:span text:style-name="T57">detailed definition, and</text:span> suggestions on algorithms to make corrections to each one that are within the positional accuracy of the map data.</text:p>
      <text:p text:style-name="P38">Case 1: A building lies in parallel with a road, and the distance between the two is smaller than the minimum width of the road.</text:p>
      <text:p text:style-name="P38">Case 2: A road shares a node with a building.</text:p>
      <text:p text:style-name="P38">Case 3: A road is intersecting with certain building features.</text:p>
      <text:p text:style-name="P38">Case 4: Two roads have a minimum distance that is smaller than the sum of the minimum widths of both roads.</text:p>
      <text:p text:style-name="P38">Case 5: Two roads share a node, and a subsequent node in one road lies within the minimum width of the other road.</text:p>
      <text:p text:style-name="P6"/>
      <text:p text:style-name="P10">Conclusions</text:p>
      <text:p text:style-name="P6"><text:soft-page-break/></text:p>
      <text:p text:style-name="P24"><text:span text:style-name="T25">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text:span text:style-name="T59">T</text:span>he designer could build upon their existing procedure and add algorithms for overlap detection and correction.</text:p>
      <text:p text:style-name="P24"/>
      <text:p text:style-name="P22">Now we know the technical feasibility of <text:span text:style-name="T23">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2"/>
      <text:p text:style-name="P14">Remaining challenges</text:p>
      <text:p text:style-name="P22"/>
      <text:p text:style-name="P22">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 Only when there exists such a fundamental procedure for accurately importing building footprints without compromising the data integrity, one can proceed with the remaining challenges in building modeling.</text:p>
      <text:p text:style-name="P22"/>
      <text:p text:style-name="P22">Such challenges include inferring or guessing building height <text:span text:style-name="T28">and </text:span>including terrain elevation <text:span text:style-name="T28">in the </text:span>city <text:span text:style-name="T28">model</text:span>. Even if high resolution terrain elevation data is available from other sources, <text:span text:style-name="T28">and sometimes even building heights, </text:span>it is not provided by OSM, and will have to be obtained from a complementary data source, <text:span text:style-name="T29">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2"/>
      <text:p text:style-name="P15">Feasibility in the urban planning field</text:p>
      <text:p text:style-name="P23">For simple presentation in e.g. animation and video games or even urban planning software, <text:span text:style-name="T30">proedurally </text:span>enerated cities <text:span text:style-name="T30">with generic 3D models </text:span>could very well be enough. <text:span text:style-name="T30">T</text:span>he big problem <text:span text:style-name="T30">however</text:span> is that these <text:span text:style-name="T30">models</text:span> will rarely match real life. <text:span text:style-name="T30">They wil</text:span>l be sufficient as long as one can be satisfied with looking at rough representations of buildings. However, many studies in urban development have been done before that required detailed knowledge about a city’s geometry, e.g. for the purposes of modeling <text:span text:style-name="T30">traffic, crowd flow, </text:span>heat development or reducing noise. <text:span text:style-name="T33">R</text:span>esearch in th<text:span text:style-name="T33">ese</text:span> field requires detailed morphological information that goes beyond simply knowing the geometry of the city. Urban architects often work with morphological structures where a single feature can be examined from many different perspective<text:span text:style-name="T34">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2">A</text:span> road can <text:span text:style-name="T32">also </text:span>be comprised of sections <text:span text:style-name="T32">for different types of traffic</text:span>. <text:span text:style-name="T26">T</text:span>his type of representation is known as a multimodal structures, due to the possibility of incorporating multiple modes of transportation. The very unfortunate fact is that much of that morphological information is not present in <text:span text:style-name="T31">OpenStreetMap.</text:span> <text:span text:style-name="T31">OpenStreetMap, </text:span>while being an excellent source of city geometry, is <text:soft-page-break/>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2"/>
      <text:p text:style-name="P15">Final conclusions</text:p>
      <text:p text:style-name="P22">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5">and minimum</text:span> data collection. The level of detail <text:span text:style-name="T36">of the</text:span> composition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7">depend</text:span> on the availability of that complementary <text:span text:style-name="T24">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0T16:33:31.103344081</dc:date>
    <meta:editing-duration>PT8H23M2S</meta:editing-duration>
    <meta:editing-cycles>167</meta:editing-cycles>
    <meta:generator>LibreOffice/6.0.7.3$Linux_X86_64 LibreOffice_project/00m0$Build-3</meta:generator>
    <meta:document-statistic meta:table-count="0" meta:image-count="0" meta:object-count="0" meta:page-count="5" meta:paragraph-count="46" meta:word-count="2506" meta:character-count="15529" meta:non-whitespace-character-count="13066"/>
  </office:meta>
</office:document-meta>
</file>